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style>
    <style:style style:name="P2" style:family="paragraph" style:parent-style-name="Standard" style:list-style-name="L1">
      <style:paragraph-properties fo:text-align="justify" style:justify-single-word="false"/>
      <style:text-properties fo:color="#ff0000"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944374530240170630" text:style-name="L1">
        <text:list-item>
          <text:p text:style-name="P1">C++</text:p>
          <text:list>
            <text:list-item>
              <text:p text:style-name="P1">généralités – bases objet</text:p>
              <text:list>
                <text:list-item>
                  <text:p text:style-name="P1">langages étudiés</text:p>
                  <text:list>
                    <text:list-item>
                      <text:p text:style-name="P1">langages étudiés</text:p>
                      <text:list>
                        <text:list-item>
                          <text:p text:style-name="P1">matière sur les langages objets</text:p>
                        </text:list-item>
                        <text:list-item>
                          <text:p text:style-name="P1">on étudiera C++ et smalltalk</text:p>
                        </text:list-item>
                        <text:list-item>
                          <text:p text:style-name="P1">du coup, cours en deux grandes parties</text:p>
                        </text:list-item>
                        <text:list-item>
                          <text:p text:style-name="P1">on comparera a java de temps en temps</text:p>
                        </text:list-item>
                      </text:list>
                    </text:list-item>
                    <text:list-item>
                      <text:p text:style-name="P1">aspects de C++ étudiés</text:p>
                      <text:list>
                        <text:list-item>
                          <text:p text:style-name="P1">C++ pas juste objets, mais on se concentrera juste sur la partie objets</text:p>
                        </text:list-item>
                        <text:list-item>
                          <text:p text:style-name="P1">on parlera un peu des aspects non objets car obligé de mélanger un minimum</text:p>
                        </text:list-item>
                      </text:list>
                    </text:list-item>
                    <text:list-item>
                      <text:p text:style-name="P1">typage de smalltalk</text:p>
                      <text:list>
                        <text:list-item>
                          <text:p text:style-name="P1">java et C++ font du typage statique (et du dynamique aussi je crois)</text:p>
                        </text:list-item>
                        <text:list-item>
                          <text:p text:style-name="P1">smalltalk = langage a typage dynamique</text:p>
                        </text:list-item>
                        <text:list-item>
                          <text:p text:style-name="P1">du coup pas de problèmes chiants de typage etc</text:p>
                        </text:list-item>
                      </text:list>
                    </text:list-item>
                    <text:list-item>
                      <text:p text:style-name="P1">enseignants des langages</text:p>
                      <text:list>
                        <text:list-item>
                          <text:p text:style-name="P1">C++</text:p>
                          <text:list>
                            <text:list-item>
                              <text:p text:style-name="P1">marianne huchard &amp; julien pagès</text:p>
                            </text:list-item>
                            <text:list-item>
                              <text:p text:style-name="P1">julien implémente langages programmation, fait une thèse</text:p>
                            </text:list-item>
                          </text:list>
                        </text:list-item>
                        <text:list-item>
                          <text:p text:style-name="P1">smalltalk</text:p>
                          <text:list>
                            <text:list-item>
                              <text:p text:style-name="P1">christophe dony et djamel seriai je crois</text:p>
                            </text:list-item>
                            <text:list-item>
                              <text:p text:style-name="P1">dony spécialiste de smalltalk c'est lui qui en fera un cours</text:p>
                            </text:list-item>
                          </text:list>
                        </text:list-item>
                      </text:list>
                    </text:list-item>
                    <text:list-item>
                      <text:p text:style-name="P1">"niveau de difficulté" des deux langages étudiés</text:p>
                      <text:list>
                        <text:list-item>
                          <text:p text:style-name="P1">C++</text:p>
                          <text:list>
                            <text:list-item>
                              <text:p text:style-name="P1">langage très riche et complexe</text:p>
                            </text:list-item>
                            <text:list-item>
                              <text:p text:style-name="P1">donc partie la plus grosse du cours</text:p>
                            </text:list-item>
                          </text:list>
                        </text:list-item>
                        <text:list-item>
                          <text:p text:style-name="P1">smalltalk</text:p>
                          <text:list>
                            <text:list-item>
                              <text:p text:style-name="P1">très simple et clair</text:p>
                            </text:list-item>
                            <text:list-item>
                              <text:p text:style-name="P1">langage à prototypage rapide</text:p>
                            </text:list-item>
                            <text:list-item>
                              <text:p text:style-name="P1">partie la plus courte</text:p>
                            </text:list-item>
                          </text:list>
                        </text:list-item>
                      </text:list>
                    </text:list-item>
                    <text:list-item>
                      <text:p text:style-name="P1">normes de C++</text:p>
                      <text:list>
                        <text:list-item>
                          <text:p text:style-name="P1">historique normes</text:p>
                          <text:list>
                            <text:list-item>
                              <text:p text:style-name="P1">C++ a commencé dans les années 80</text:p>
                            </text:list-item>
                            <text:list-item>
                              <text:p text:style-name="P1">normalisation ANSI/ISO assez tardive</text:p>
                            </text:list-item>
                            <text:list-item>
                              <text:p text:style-name="P1">normal car discussion entre plein de gens de tous les bords</text:p>
                            </text:list-item>
                            <text:list-item>
                              <text:p text:style-name="P1">C++98 par défaut sur tous les compilateurs, C++ 2011 non</text:p>
                            </text:list-item>
                            <text:list-item>
                              <text:p text:style-name="P1">C++ 2014 est en train de sortir</text:p>
                            </text:list-item>
                          </text:list>
                        </text:list-item>
                        <text:list-item>
                          <text:p text:style-name="P1">compilateurs fac</text:p>
                          <text:list>
                            <text:list-item>
                              <text:p text:style-name="P1">norme C++ 2011</text:p>
                            </text:list-item>
                            <text:list-item>
                              <text:p text:style-name="P1">avancées majeures</text:p>
                              <text:list>
                                <text:list-item>
                                  <text:p text:style-name="P1">principalement sur généricité</text:p>
                                </text:list-item>
                                <text:list-item>
                                  <text:p text:style-name="P1">utilisation de généricité pour introspection</text:p>
                                </text:list-item>
                                <text:list-item>
                                  <text:p text:style-name="P1">lambda expressions</text:p>
                                </text:list-item>
                                <text:list-item>
                                  <text:p text:style-name="P1">norme évolue encore mais on reste dessus pour ce cours</text:p>
                                </text:list-item>
                              </text:list>
                            </text:list-item>
                          </text:list>
                        </text:list-item>
                      </text:list>
                    </text:list-item>
                  </text:list>
                </text:list-item>
                <text:list-item>
                  <text:p text:style-name="P1">approche objet</text:p>
                  <text:list>
                    <text:list-item>
                      <text:p text:style-name="P1">C++ : possible faire classes propres et efficace dans but programmation pas juste objet</text:p>
                    </text:list-item>
                    <text:list-item>
                      <text:p text:style-name="P1">mais on cherche dans ce cours à faire que classes destinées à une utilisation objet</text:p>
                    </text:list-item>
                    <text:list-item>
                      <text:p text:style-name="P1">on fait une classe pour réifier (transformer concept en chose concrète) un concept</text:p>
                      <text:list>
                        <text:list-item>
                          <text:p text:style-name="P1"><text:soft-page-break/>d'un domaine (compte bancaire)</text:p>
                        </text:list-item>
                        <text:list-item>
                          <text:p text:style-name="P1">technique informatique (structure de donnée, fenêtre)</text:p>
                        </text:list-item>
                      </text:list>
                    </text:list-item>
                  </text:list>
                </text:list-item>
                <text:list-item>
                  <text:p text:style-name="P1">UML : diagrammes de classe : en 3 parties</text:p>
                  <text:list>
                    <text:list-item>
                      <text:p text:style-name="P1">Nom classe</text:p>
                      <text:list>
                        <text:list-item>
                          <text:p text:style-name="P1">en majuscule</text:p>
                        </text:list-item>
                      </text:list>
                    </text:list-item>
                    <text:list-item>
                      <text:p text:style-name="P1">attributs</text:p>
                      <text:list>
                        <text:list-item>
                          <text:p text:style-name="P1">signe + - # pour portée</text:p>
                        </text:list-item>
                        <text:list-item>
                          <text:p text:style-name="P1">nom attribut</text:p>
                        </text:list-item>
                        <text:list-item>
                          <text:p text:style-name="P1">:</text:p>
                        </text:list-item>
                        <text:list-item>
                          <text:p text:style-name="P1">type (majuscule pour String)</text:p>
                        </text:list-item>
                      </text:list>
                    </text:list-item>
                    <text:list-item>
                      <text:p text:style-name="P1">méthodes</text:p>
                      <text:list>
                        <text:list-item>
                          <text:p text:style-name="P1">signe</text:p>
                        </text:list-item>
                        <text:list-item>
                          <text:p text:style-name="P1">nom méthode</text:p>
                        </text:list-item>
                        <text:list-item>
                          <text:p text:style-name="P1">([paramètre1], [paramètre2] [...]) pour chaque paramètre :</text:p>
                          <text:list>
                            <text:list-item>
                              <text:p text:style-name="P1">direction du paramètre</text:p>
                              <text:list>
                                <text:list-item>
                                  <text:p text:style-name="P1">in <text:s/>: entrant</text:p>
                                </text:list-item>
                                <text:list-item>
                                  <text:p text:style-name="P1">out : sortant (flux sortant apparemment... Pas bien compris)</text:p>
                                </text:list-item>
                                <text:list-item>
                                  <text:p text:style-name="P1">inout : entrant et sortant</text:p>
                                </text:list-item>
                              </text:list>
                            </text:list-item>
                            <text:list-item>
                              <text:p text:style-name="P1">nomParam</text:p>
                            </text:list-item>
                            <text:list-item>
                              <text:p text:style-name="P1">:</text:p>
                            </text:list-item>
                            <text:list-item>
                              <text:p text:style-name="P1">type</text:p>
                            </text:list-item>
                          </text:list>
                        </text:list-item>
                        <text:list-item>
                          <text:p text:style-name="P1">: typeRetour (optionnel)</text:p>
                        </text:list-item>
                        <text:list-item>
                          <text:p text:style-name="P1">{query} (optionnel, indique que la méthode ne modifie pas l'objet je crois)</text:p>
                        </text:list-item>
                      </text:list>
                    </text:list-item>
                    <text:list-item>
                      <text:p text:style-name="P1">lien entre les classes (je connais pas le détail)</text:p>
                    </text:list-item>
                  </text:list>
                </text:list-item>
                <text:list-item>
                  <text:p text:style-name="P1">accesseurs : par convention syntaxe "getAttribut" et "setAttribut"</text:p>
                </text:list-item>
                <text:list-item>
                  <text:p text:style-name="P1">manipulation entrées sorties</text:p>
                  <text:list>
                    <text:list-item>
                      <text:p text:style-name="P1">pas de printf et de malloc en C++</text:p>
                    </text:list-item>
                    <text:list-item>
                      <text:p text:style-name="P1">utilisation flots en C++</text:p>
                    </text:list-item>
                    <text:list-item>
                      <text:p text:style-name="P1">on utilisera des choses haut niveau pour flots pas comme en C</text:p>
                    </text:list-item>
                  </text:list>
                </text:list-item>
                <text:list-item>
                  <text:p text:style-name="P1">agrégation UML :</text:p>
                  <text:list>
                    <text:list-item>
                      <text:p text:style-name="P1">une instance de B est attribut d'une instance de A</text:p>
                    </text:list-item>
                    <text:list-item>
                      <text:p text:style-name="P1">mais l'objet B peut être partagé avec d'autres objets</text:p>
                    </text:list-item>
                    <text:list-item>
                      <text:p text:style-name="P1">contrairement à dans composition je crois où B n'existe pas sans A</text:p>
                    </text:list-item>
                    <text:list-item>
                      <text:p text:style-name="P1">(ex : un vers partagé entre plusieurs strophes)</text:p>
                    </text:list-item>
                  </text:list>
                </text:list-item>
                <text:list-item>
                  <text:p text:style-name="P1">interfaces C++</text:p>
                  <text:list>
                    <text:list-item>
                      <text:p text:style-name="P1">interface java</text:p>
                      <text:list>
                        <text:list-item>
                          <text:p text:style-name="P1">listes signatures méthodes</text:p>
                        </text:list-item>
                        <text:list-item>
                          <text:p text:style-name="P1">à implémenter par une ou plusieurs classes</text:p>
                        </text:list-item>
                        <text:list-item>
                          <text:p text:style-name="P1">partie publique uniquement (méthodes)</text:p>
                        </text:list-item>
                        <text:list-item>
                          <text:p text:style-name="P1">optionnelle</text:p>
                        </text:list-item>
                      </text:list>
                    </text:list-item>
                    <text:list-item>
                      <text:p text:style-name="P1">interface C++</text:p>
                      <text:list>
                        <text:list-item>
                          <text:p text:style-name="P1">header d'une classe</text:p>
                        </text:list-item>
                        <text:list-item>
                          <text:p text:style-name="P1">contient attributs et signatures de méthodes</text:p>
                        </text:list-item>
                        <text:list-item>
                          <text:p text:style-name="P1">squelette de la classe</text:p>
                        </text:list-item>
                        <text:list-item>
                          <text:p text:style-name="P1">partie privée aussi (attributs)</text:p>
                        </text:list-item>
                        <text:list-item>
                          <text:p text:style-name="P1">sert au compilateur</text:p>
                        </text:list-item>
                        <text:list-item>
                          <text:p text:style-name="P1">lui indique ce qu'il va trouver dans la classe</text:p>
                        </text:list-item>
                        <text:list-item>
                          <text:p text:style-name="P1">comprend aussi des déclarations de fonctions !!! (pas juste méthodes)</text:p>
                        </text:list-item>
                        <text:list-item>
                          <text:p text:style-name="P1">fonctions associées à classe (?)</text:p>
                        </text:list-item>
                        <text:list-item>
                          <text:p text:style-name="P1"><text:soft-page-break/>obligatoire</text:p>
                        </text:list-item>
                      </text:list>
                    </text:list-item>
                  </text:list>
                </text:list-item>
                <text:list-item>
                  <text:p text:style-name="P1">inclusion multiple d'interfaces</text:p>
                  <text:list>
                    <text:list-item>
                      <text:p text:style-name="P1">compilateurs inclusent physiquement les interface chaque fois qu'ils passent dessus</text:p>
                    </text:list-item>
                    <text:list-item>
                      <text:p text:style-name="P1">du coup besoin d'entourer interfaces avec macros #ifndef #define #endif pour éviter de réinclure</text:p>
                    </text:list-item>
                  </text:list>
                </text:list-item>
                <text:list-item>
                  <text:p text:style-name="P1">définition portée java / C++</text:p>
                  <text:list>
                    <text:list-item>
                      <text:p text:style-name="P1">java : mot-clé "private" ou autre au début de déclaration de chaque attribut / méthode</text:p>
                    </text:list-item>
                    <text:list-item>
                      <text:p text:style-name="P1">C++ : une seule fois "private :" puis tout ce qui suit est privé jusqu'à "public :" ou autre</text:p>
                    </text:list-item>
                  </text:list>
                </text:list-item>
                <text:list-item>
                  <text:p text:style-name="P1">destructeurs</text:p>
                  <text:list>
                    <text:list-item>
                      <text:p text:style-name="P1">java : pas de destructeurs, ramasse-miettes juge quand détruire</text:p>
                    </text:list-item>
                    <text:list-item>
                      <text:p text:style-name="P1">C++ :</text:p>
                      <text:list>
                        <text:list-item>
                          <text:p text:style-name="P1">destructeurs pour maitriser destruction</text:p>
                        </text:list-item>
                        <text:list-item>
                          <text:p text:style-name="P1">commencent par tilde</text:p>
                        </text:list-item>
                      </text:list>
                    </text:list-item>
                  </text:list>
                </text:list-item>
                <text:list-item>
                  <text:p text:style-name="P1">pointeurs (0:18:34)</text:p>
                  <text:list>
                    <text:list-item>
                      <text:p text:style-name="P1">Vers v = new Vers();</text:p>
                      <text:list>
                        <text:list-item>
                          <text:p text:style-name="P1">en java : v est un pointeur</text:p>
                        </text:list-item>
                        <text:list-item>
                          <text:p text:style-name="P1">en C++ : v est directement une référence</text:p>
                        </text:list-item>
                      </text:list>
                    </text:list-item>
                    <text:list-item>
                      <text:p text:style-name="P1">déclarer une suite d'objets</text:p>
                      <text:list>
                        <text:list-item>
                          <text:p text:style-name="P1">faire des tableaux</text:p>
                        </text:list-item>
                        <text:list-item>
                          <text:p text:style-name="P1">en java comme en C++, tableaux = pointeur vers suite d'objets</text:p>
                        </text:list-item>
                        <text:list-item>
                          <text:p text:style-name="P1">solution 1 (mauvaise)</text:p>
                          <text:list>
                            <text:list-item>
                              <text:p text:style-name="P1">Vers *pv</text:p>
                            </text:list-item>
                            <text:list-item>
                              <text:p text:style-name="P1">pv est une adresse d'un vers ou d'un tableau de vers</text:p>
                            </text:list-item>
                            <text:list-item>
                              <text:p text:style-name="P1">du coup pointeur vers tableau contenant directement les vers</text:p>
                            </text:list-item>
                            <text:list-item>
                              <text:p text:style-name="P1">très mauvais à ne jamais faire !</text:p>
                            </text:list-item>
                            <text:list-item>
                              <text:p text:style-name="P1">car on ne sait pas encore ce que seront les vers</text:p>
                              <text:list>
                                <text:list-item>
                                  <text:p text:style-name="P1">donc on sait pas la place que ça prendra</text:p>
                                </text:list-item>
                                <text:list-item>
                                  <text:p text:style-name="P1">on peut pas rendre les vers dynamiques</text:p>
                                </text:list-item>
                              </text:list>
                            </text:list-item>
                          </text:list>
                        </text:list-item>
                        <text:list-item>
                          <text:p text:style-name="P1">solution 2 (bonne)</text:p>
                          <text:list>
                            <text:list-item>
                              <text:p text:style-name="P1">tableau de pointeurs</text:p>
                            </text:list-item>
                            <text:list-item>
                              <text:p text:style-name="P1">Vers **pv</text:p>
                            </text:list-item>
                            <text:list-item>
                              <text:p text:style-name="P1">pointeur vers un tableau de pointeurs</text:p>
                            </text:list-item>
                            <text:list-item>
                              <text:p text:style-name="P1">pv est l'adresse de la zone mémoire d'un tableau d'adresse de vers</text:p>
                            </text:list-item>
                            <text:list-item>
                              <text:p text:style-name="P1">du coup possible d'avoir des sous classes de vers dans tableau</text:p>
                            </text:list-item>
                            <text:list-item>
                              <text:p text:style-name="P1">C'est cette solution qu'on fait systématiquement en java</text:p>
                            </text:list-item>
                            <text:list-item>
                              <text:p text:style-name="P1">mais c'est implicite il y a pas besoin de le spécifer</text:p>
                            </text:list-item>
                            <text:list-item>
                              <text:p text:style-name="P1">lorsqu'on demande de créer des vers il créait automatiquement des pointeurs</text:p>
                            </text:list-item>
                          </text:list>
                        </text:list-item>
                      </text:list>
                    </text:list-item>
                    <text:list-item>
                      <text:p text:style-name="P1">C++98 et taille tableaux</text:p>
                      <text:list>
                        <text:list-item>
                          <text:p text:style-name="P1">obligé de stocker taille des tableaux dans variables</text:p>
                        </text:list-item>
                        <text:list-item>
                          <text:p text:style-name="P1">pas de méthode pour donner automatiquement taille apparemment</text:p>
                        </text:list-item>
                      </text:list>
                    </text:list-item>
                  </text:list>
                </text:list-item>
                <text:list-item>
                  <text:p text:style-name="P1">classes de flux</text:p>
                  <text:list>
                    <text:list-item>
                      <text:p text:style-name="P1">flots en entrée</text:p>
                      <text:list>
                        <text:list-item>
                          <text:p text:style-name="P1">istream</text:p>
                        </text:list-item>
                        <text:list-item>
                          <text:p text:style-name="P1">(input stream)</text:p>
                        </text:list-item>
                        <text:list-item>
                          <text:p text:style-name="P1">on se situe par rapport au programme et non à l'utilisateur</text:p>
                        </text:list-item>
                        <text:list-item>
                          <text:p text:style-name="P1"><text:soft-page-break/>du coup l'entrée c'est le clavier par exemple</text:p>
                        </text:list-item>
                        <text:list-item>
                          <text:p text:style-name="P1">c'est ce qui vient de l'extérieur vers le programme</text:p>
                        </text:list-item>
                      </text:list>
                    </text:list-item>
                    <text:list-item>
                      <text:p text:style-name="P1">flots en sortie</text:p>
                      <text:list>
                        <text:list-item>
                          <text:p text:style-name="P1">ostream</text:p>
                        </text:list-item>
                        <text:list-item>
                          <text:p text:style-name="P1">(output stream)</text:p>
                        </text:list-item>
                        <text:list-item>
                          <text:p text:style-name="P1">ce qui sort du programme</text:p>
                        </text:list-item>
                      </text:list>
                    </text:list-item>
                  </text:list>
                </text:list-item>
                <text:list-item>
                  <text:p text:style-name="P1">implémentation de l'interface</text:p>
                  <text:list>
                    <text:list-item>
                      <text:p text:style-name="P1">dans fichier .cpp</text:p>
                    </text:list-item>
                    <text:list-item>
                      <text:p text:style-name="P1">on y met</text:p>
                      <text:list>
                        <text:list-item>
                          <text:p text:style-name="P1">le corps des méthodes</text:p>
                        </text:list-item>
                        <text:list-item>
                          <text:p text:style-name="P1">les attributs de classe statiques</text:p>
                          <text:list>
                            <text:list-item>
                              <text:p text:style-name="P1">déclaré dans .h</text:p>
                            </text:list-item>
                            <text:list-item>
                              <text:p text:style-name="P1">défini dans .cpp</text:p>
                            </text:list-item>
                          </text:list>
                        </text:list-item>
                        <text:list-item>
                          <text:p text:style-name="P1">corps des fonctions</text:p>
                        </text:list-item>
                      </text:list>
                    </text:list-item>
                    <text:list-item>
                      <text:p text:style-name="P1">en-tête classique</text:p>
                      <text:list>
                        <text:list-item>
                          <text:p text:style-name="P1">inclusions</text:p>
                          <text:list>
                            <text:list-item>
                              <text:p text:style-name="P1">java / C++</text:p>
                              <text:list>
                                <text:list-item>
                                  <text:p text:style-name="P1">java</text:p>
                                  <text:list>
                                    <text:list-item>
                                      <text:p text:style-name="P1">liaison faite de manière dynamique avec chargement de classe</text:p>
                                    </text:list-item>
                                  </text:list>
                                </text:list-item>
                                <text:list-item>
                                  <text:p text:style-name="P1">C++</text:p>
                                  <text:list>
                                    <text:list-item>
                                      <text:p text:style-name="P1">inclusion textuelle</text:p>
                                    </text:list-item>
                                    <text:list-item>
                                      <text:p text:style-name="P1">considère que tout le texte de la bibliothèque a été écrit en dure dans fichier</text:p>
                                    </text:list-item>
                                    <text:list-item>
                                      <text:p text:style-name="P1">d'où le besoin d'empêcher les inclusions multiples avec les #ifndef etc</text:p>
                                    </text:list-item>
                                  </text:list>
                                </text:list-item>
                              </text:list>
                            </text:list-item>
                            <text:list-item>
                              <text:p text:style-name="P1">syntaxe</text:p>
                              <text:list>
                                <text:list-item>
                                  <text:p text:style-name="P1">si inclusion de bibliothèque</text:p>
                                  <text:list>
                                    <text:list-item>
                                      <text:p text:style-name="P1">chevrons</text:p>
                                    </text:list-item>
                                    <text:list-item>
                                      <text:p text:style-name="P1">pas de .h</text:p>
                                    </text:list-item>
                                  </text:list>
                                </text:list-item>
                                <text:list-item>
                                  <text:p text:style-name="P1">si écrit soit même</text:p>
                                  <text:list>
                                    <text:list-item>
                                      <text:p text:style-name="P1">guillemets</text:p>
                                    </text:list-item>
                                  </text:list>
                                </text:list-item>
                              </text:list>
                            </text:list-item>
                            <text:list-item>
                              <text:p text:style-name="P1">choses à souvent inclure</text:p>
                              <text:list>
                                <text:list-item>
                                  <text:p text:style-name="P1">string</text:p>
                                  <text:list>
                                    <text:list-item>
                                      <text:p text:style-name="P1">#include &lt;string&gt;</text:p>
                                    </text:list-item>
                                  </text:list>
                                </text:list-item>
                                <text:list-item>
                                  <text:p text:style-name="P1">iostream</text:p>
                                  <text:list>
                                    <text:list-item>
                                      <text:p text:style-name="P1">#include &lt;iostream&gt;</text:p>
                                    </text:list-item>
                                  </text:list>
                                </text:list-item>
                              </text:list>
                            </text:list-item>
                            <text:list-item>
                              <text:p text:style-name="P1">perso</text:p>
                              <text:list>
                                <text:list-item>
                                  <text:p text:style-name="P1">syntaxe directives de preprocesseur</text:p>
                                  <text:list>
                                    <text:list-item>
                                      <text:p text:style-name="P1">commencent par #</text:p>
                                    </text:list-item>
                                    <text:list-item>
                                      <text:p text:style-name="P1">et ne terminent jamais pas ;</text:p>
                                    </text:list-item>
                                  </text:list>
                                </text:list-item>
                              </text:list>
                            </text:list-item>
                          </text:list>
                        </text:list-item>
                        <text:list-item>
                          <text:p text:style-name="P1">espaces de nommages</text:p>
                          <text:list>
                            <text:list-item>
                              <text:p text:style-name="P1">pourquoi ?</text:p>
                              <text:list>
                                <text:list-item>
                                  <text:p text:style-name="P1">fait pour pouvoir inclure deux bibliothèques contenant des fonctions / variables / méthodes / classe / autre de même nom</text:p>
                                </text:list-item>
                                <text:list-item>
                                  <text:p text:style-name="P1">du coup lors d'appel de méthodes, besoin de préciser dans quel environnement on appelle la méthode pour éviter ambiguïté</text:p>
                                </text:list-item>
                                <text:list-item>
                                  <text:p text:style-name="P1">du coup soit environnement::méthode</text:p>
                                </text:list-item>
                                <text:list-item>
                                  <text:p text:style-name="P1">soit indiquer l'espace de nom une bonne fois pour toute au début</text:p>
                                </text:list-item>
                              </text:list>
                            </text:list-item>
                            <text:list-item>
                              <text:p text:style-name="P1">indiquer l'espace de nom en début de fichier</text:p>
                              <text:list>
                                <text:list-item>
                                  <text:p text:style-name="P1"><text:soft-page-break/>using namespace nomNameSpace;</text:p>
                                </text:list-item>
                                <text:list-item>
                                  <text:p text:style-name="P1">la plupart du temps std</text:p>
                                </text:list-item>
                              </text:list>
                            </text:list-item>
                          </text:list>
                        </text:list-item>
                      </text:list>
                    </text:list-item>
                    <text:list-item>
                      <text:p text:style-name="P1">indiquer individuellement le contexte de nommage</text:p>
                      <text:list>
                        <text:list-item>
                          <text:p text:style-name="P1">exemples</text:p>
                          <text:list>
                            <text:list-item>
                              <text:p text:style-name="P1">std::string par exemple</text:p>
                            </text:list-item>
                            <text:list-item>
                              <text:p text:style-name="P1">Vers::Vers()</text:p>
                            </text:list-item>
                          </text:list>
                        </text:list-item>
                        <text:list-item>
                          <text:p text:style-name="P1">::</text:p>
                          <text:list>
                            <text:list-item>
                              <text:p text:style-name="P1">opérateur de résolution de portée</text:p>
                            </text:list-item>
                            <text:list-item>
                              <text:p text:style-name="P1">fondamentale</text:p>
                            </text:list-item>
                            <text:list-item>
                              <text:p text:style-name="P1">permettra l'équivalent de super en java (voir plus tard)</text:p>
                            </text:list-item>
                          </text:list>
                        </text:list-item>
                        <text:list-item>
                          <text:p text:style-name="P1">utilité</text:p>
                          <text:list>
                            <text:list-item>
                              <text:p text:style-name="P1">précise la portée dans laquelle a été définie ce qu'on appelle</text:p>
                            </text:list-item>
                          </text:list>
                        </text:list-item>
                      </text:list>
                    </text:list-item>
                    <text:list-item>
                      <text:p text:style-name="P1">saisie et affichage</text:p>
                      <text:list>
                        <text:list-item>
                          <text:p text:style-name="P1">saisie</text:p>
                          <text:list>
                            <text:list-item>
                              <text:p text:style-name="P1">on passe par paramètre un flot d'entrée</text:p>
                            </text:list-item>
                            <text:list-item>
                              <text:p text:style-name="P1">ce flot est cin</text:p>
                            </text:list-item>
                            <text:list-item>
                              <text:p text:style-name="P1">(équivalent en java : system.in)</text:p>
                            </text:list-item>
                            <text:list-item>
                              <text:p text:style-name="P1">opérateur : &lt;&lt;</text:p>
                              <text:list>
                                <text:list-item>
                                  <text:p text:style-name="P1">c'est l'opérateur d'insertion</text:p>
                                </text:list-item>
                                <text:list-item>
                                  <text:p text:style-name="P1">sert pas que pour saisie au clavier</text:p>
                                </text:list-item>
                              </text:list>
                            </text:list-item>
                          </text:list>
                        </text:list-item>
                        <text:list-item>
                          <text:p text:style-name="P1">affichage</text:p>
                          <text:list>
                            <text:list-item>
                              <text:p text:style-name="P1">on passe un flot de sortie</text:p>
                            </text:list-item>
                            <text:list-item>
                              <text:p text:style-name="P1">cout</text:p>
                            </text:list-item>
                            <text:list-item>
                              <text:p text:style-name="P1">operateur : &gt;&gt;</text:p>
                              <text:list>
                                <text:list-item>
                                  <text:p text:style-name="P1">c'est l'opérateur d'extraction</text:p>
                                </text:list-item>
                                <text:list-item>
                                  <text:p text:style-name="P1">sert pas que pour affichage</text:p>
                                </text:list-item>
                              </text:list>
                            </text:list-item>
                          </text:list>
                        </text:list-item>
                        <text:list-item>
                          <text:p text:style-name="P1">commun aux deux</text:p>
                          <text:list>
                            <text:list-item>
                              <text:p text:style-name="P1">possible faire appel en cascade de méthodes</text:p>
                            </text:list-item>
                            <text:list-item>
                              <text:p text:style-name="P1">(lkjrazr &gt;&gt; erjzerj &gt;&gt; mojzpr &gt;&gt; …)</text:p>
                            </text:list-item>
                            <text:list-item>
                              <text:p text:style-name="P1">chaque appel renvoie le flot qui est réutilisé puis renvoyé etc</text:p>
                            </text:list-item>
                          </text:list>
                        </text:list-item>
                      </text:list>
                    </text:list-item>
                    <text:list-item>
                      <text:p text:style-name="P1">opérateurs</text:p>
                      <text:list>
                        <text:list-item>
                          <text:p text:style-name="P1">java</text:p>
                          <text:list>
                            <text:list-item>
                              <text:p text:style-name="P1">très peu d'opérateurs</text:p>
                            </text:list-item>
                            <text:list-item>
                              <text:p text:style-name="P1">pas possible redéfinir</text:p>
                            </text:list-item>
                          </text:list>
                        </text:list-item>
                        <text:list-item>
                          <text:p text:style-name="P1">C++</text:p>
                          <text:list>
                            <text:list-item>
                              <text:p text:style-name="P1">beaucoup d'opérateurs</text:p>
                            </text:list-item>
                            <text:list-item>
                              <text:p text:style-name="P1">on peut presque tous les redéfinir</text:p>
                            </text:list-item>
                            <text:list-item>
                              <text:p text:style-name="P1">on peut les surcharger</text:p>
                            </text:list-item>
                            <text:list-item>
                              <text:p text:style-name="P1">exemple trucs surchargeables</text:p>
                              <text:list>
                                <text:list-item>
                                  <text:p text:style-name="P1">()</text:p>
                                </text:list-item>
                                <text:list-item>
                                  <text:p text:style-name="P1">[]</text:p>
                                </text:list-item>
                                <text:list-item>
                                  <text:p text:style-name="P1">...</text:p>
                                </text:list-item>
                              </text:list>
                            </text:list-item>
                          </text:list>
                        </text:list-item>
                      </text:list>
                    </text:list-item>
                  </text:list>
                </text:list-item>
                <text:list-item>
                  <text:p text:style-name="P1">encapsulation</text:p>
                  <text:list>
                    <text:list-item>
                      <text:p text:style-name="P1">utilité</text:p>
                      <text:list>
                        <text:list-item>
                          <text:p text:style-name="P1">pour faire logiciels propres et modulaires</text:p>
                        </text:list-item>
                        <text:list-item>
                          <text:p text:style-name="P1">avec parties réutilisables</text:p>
                        </text:list-item>
                        <text:list-item>
                          <text:p text:style-name="P1">empêche de trafiquer à partir d'une classe l'implémentation d'une autre</text:p>
                        </text:list-item>
                        <text:list-item>
                          <text:p text:style-name="P1">permet de réécrire des modules de manière simple</text:p>
                        </text:list-item>
                        <text:list-item>
                          <text:p text:style-name="P1">permet de contrôler les accès</text:p>
                          <text:list>
                            <text:list-item>
                              <text:p text:style-name="P1"><text:soft-page-break/>public : accès possible depuis n'importe où</text:p>
                            </text:list-item>
                            <text:list-item>
                              <text:p text:style-name="P1">private : accès depuis des parties de codes de même classe (pas juste même objet)</text:p>
                            </text:list-item>
                            <text:list-item>
                              <text:p text:style-name="P1">protected : sous classes</text:p>
                              <text:list>
                                <text:list-item>
                                  <text:p text:style-name="P1">pas toujours vrai</text:p>
                                </text:list-item>
                                <text:list-item>
                                  <text:p text:style-name="P1">plus complexe</text:p>
                                </text:list-item>
                                <text:list-item>
                                  <text:p text:style-name="P1">possible casser encapsulation</text:p>
                                </text:list-item>
                                <text:list-item>
                                  <text:p text:style-name="P1">on verra plus tard</text:p>
                                </text:list-item>
                              </text:list>
                            </text:list-item>
                          </text:list>
                        </text:list-item>
                      </text:list>
                    </text:list-item>
                    <text:list-item>
                      <text:p text:style-name="P1">séparation privé / publique</text:p>
                      <text:list>
                        <text:list-item>
                          <text:p text:style-name="P1">"classique"</text:p>
                          <text:list>
                            <text:list-item>
                              <text:p text:style-name="P1">privé : attributs</text:p>
                            </text:list-item>
                            <text:list-item>
                              <text:p text:style-name="P1">publique : méthodes</text:p>
                            </text:list-item>
                          </text:list>
                        </text:list-item>
                        <text:list-item>
                          <text:p text:style-name="P1">d'autres variantes possibles</text:p>
                          <text:list>
                            <text:list-item>
                              <text:p text:style-name="P1">possible méthodes privées parfois par ex</text:p>
                            </text:list-item>
                            <text:list-item>
                              <text:p text:style-name="P1">aussi possible certaines parties protected</text:p>
                            </text:list-item>
                          </text:list>
                        </text:list-item>
                      </text:list>
                    </text:list-item>
                  </text:list>
                </text:list-item>
                <text:list-item>
                  <text:p text:style-name="P1">classe VS struct moderne</text:p>
                  <text:list>
                    <text:list-item>
                      <text:p text:style-name="P1">quasiment la même chose</text:p>
                    </text:list-item>
                    <text:list-item>
                      <text:p text:style-name="P1">struct moderne</text:p>
                      <text:list>
                        <text:list-item>
                          <text:p text:style-name="P1">possibilité constructeurs méthodes etc</text:p>
                        </text:list-item>
                        <text:list-item>
                          <text:p text:style-name="P1">possibilité méthodes donc apparemment ?</text:p>
                        </text:list-item>
                        <text:list-item>
                          <text:p text:style-name="P1">bref presque tout comme classe</text:p>
                        </text:list-item>
                      </text:list>
                    </text:list-item>
                    <text:list-item>
                      <text:p text:style-name="P1">différence</text:p>
                      <text:list>
                        <text:list-item>
                          <text:p text:style-name="P1">classes : tout privé par défaut</text:p>
                        </text:list-item>
                        <text:list-item>
                          <text:p text:style-name="P1">struct : tout public par défaut</text:p>
                        </text:list-item>
                        <text:list-item>
                          <text:p text:style-name="P1">(mieux vaut toujours préciser quand même portée)</text:p>
                        </text:list-item>
                      </text:list>
                    </text:list-item>
                    <text:list-item>
                      <text:p text:style-name="P1">possibilité struct dans C++ donc apparemment</text:p>
                    </text:list-item>
                  </text:list>
                </text:list-item>
                <text:list-item>
                  <text:p text:style-name="P1">création des objets (0:42:00 – diapo 20)</text:p>
                  <text:list>
                    <text:list-item>
                      <text:p text:style-name="P1">intro</text:p>
                      <text:list>
                        <text:list-item>
                          <text:p text:style-name="P1">créer un objet = instancier une classe</text:p>
                        </text:list-item>
                        <text:list-item>
                          <text:p text:style-name="P1">demande de gérer la mémoire</text:p>
                        </text:list-item>
                        <text:list-item>
                          <text:p text:style-name="P1">sauf si on fait un truc genre Vers v (plutot que Vers *v) mais déconseillé</text:p>
                        </text:list-item>
                        <text:list-item>
                          <text:p text:style-name="P1">gestion mémoire très difficile en C++</text:p>
                          <text:list>
                            <text:list-item>
                              <text:p text:style-name="P1">pas de ramasse miette comme en java</text:p>
                            </text:list-item>
                            <text:list-item>
                              <text:p text:style-name="P1">a nous même de faire à la main</text:p>
                              <text:list>
                                <text:list-item>
                                  <text:p text:style-name="P1">allocations</text:p>
                                </text:list-item>
                                <text:list-item>
                                  <text:p text:style-name="P1">désallocation</text:p>
                                </text:list-item>
                              </text:list>
                            </text:list-item>
                          </text:list>
                        </text:list-item>
                        <text:list-item>
                          <text:p text:style-name="P1">les créateurs de java nous laissent gérer la mémoire parce que</text:p>
                        </text:list-item>
                        <text:list-item>
                          <text:p text:style-name="P1">lorsqu'on a besoin de maitriser la mémoire à l'octet prêt</text:p>
                          <text:list>
                            <text:list-item>
                              <text:p text:style-name="P1">logiciels embarqués</text:p>
                            </text:list-item>
                            <text:list-item>
                              <text:p text:style-name="P1">logiciels avec données de taille extrêmement importante</text:p>
                            </text:list-item>
                            <text:list-item>
                              <text:p text:style-name="P1">logiciels temps réel</text:p>
                            </text:list-item>
                          </text:list>
                        </text:list-item>
                        <text:list-item>
                          <text:p text:style-name="P1">c'est mieux de le faire à la main</text:p>
                        </text:list-item>
                        <text:list-item>
                          <text:p text:style-name="P1">parce qu'on sait précisément à chaque instant</text:p>
                          <text:list>
                            <text:list-item>
                              <text:p text:style-name="P1">combien on a alloué de mémoire</text:p>
                            </text:list-item>
                            <text:list-item>
                              <text:p text:style-name="P1">combien récupéré</text:p>
                            </text:list-item>
                            <text:list-item>
                              <text:p text:style-name="P1">quel temps ça a pris</text:p>
                            </text:list-item>
                          </text:list>
                        </text:list-item>
                        <text:list-item>
                          <text:p text:style-name="P1">avantageux mais charge lourde</text:p>
                        </text:list-item>
                        <text:list-item>
                          <text:p text:style-name="P1">souvent fuites mémoires si on gère pas parfaitement</text:p>
                          <text:list>
                            <text:list-item>
                              <text:p text:style-name="P1">mémoire allouée puis oublie de désallouer</text:p>
                            </text:list-item>
                            <text:list-item>
                              <text:p text:style-name="P1"><text:soft-page-break/>si trop de fuites, coute très cher</text:p>
                            </text:list-item>
                          </text:list>
                        </text:list-item>
                        <text:list-item>
                          <text:p text:style-name="P1">par contre si logiciels beaucoup plus complexes</text:p>
                          <text:list>
                            <text:list-item>
                              <text:p text:style-name="P1">avec grosses infrastructures de parfois milliers de classes</text:p>
                            </text:list-item>
                            <text:list-item>
                              <text:p text:style-name="P1">où la problématique est d'un haut niveau</text:p>
                              <text:list>
                                <text:list-item>
                                  <text:p text:style-name="P1">gestion de banque etc</text:p>
                                </text:list-item>
                                <text:list-item>
                                  <text:p text:style-name="P1">besoin que tout soit solide</text:p>
                                </text:list-item>
                              </text:list>
                            </text:list-item>
                            <text:list-item>
                              <text:p text:style-name="P1">dans ce cas plutôt stratégie de java avec ramasse miette</text:p>
                              <text:list>
                                <text:list-item>
                                  <text:p text:style-name="P1">ramasse miette passe et vérifie si variables doivent être désallouées</text:p>
                                </text:list-item>
                                <text:list-item>
                                  <text:p text:style-name="P1">mais on sait pas quand il passera, moins de contrôle</text:p>
                                </text:list-item>
                              </text:list>
                            </text:list-item>
                          </text:list>
                        </text:list-item>
                      </text:list>
                    </text:list-item>
                    <text:list-item>
                      <text:p text:style-name="P1">présentation des types d'allocation</text:p>
                      <text:list>
                        <text:list-item>
                          <text:p text:style-name="P1">généralités</text:p>
                          <text:list>
                            <text:list-item>
                              <text:p text:style-name="P1">3 modes d'allocation mémoire</text:p>
                              <text:list>
                                <text:list-item>
                                  <text:p text:style-name="P1">statique</text:p>
                                </text:list-item>
                                <text:list-item>
                                  <text:p text:style-name="P1">automatique</text:p>
                                </text:list-item>
                                <text:list-item>
                                  <text:p text:style-name="P1">dynamique</text:p>
                                </text:list-item>
                              </text:list>
                            </text:list-item>
                            <text:list-item>
                              <text:p text:style-name="P1">lorsqu'on parle de création d'objet</text:p>
                              <text:list>
                                <text:list-item>
                                  <text:p text:style-name="P1">on sous entend appel de constructeur</text:p>
                                </text:list-item>
                              </text:list>
                            </text:list-item>
                            <text:list-item>
                              <text:p text:style-name="P1">objets complexes</text:p>
                              <text:list>
                                <text:list-item>
                                  <text:p text:style-name="P1">allocation mémoire pour l'objet</text:p>
                                </text:list-item>
                                <text:list-item>
                                  <text:p text:style-name="P1">mais aussi allocations implicites dans le constructeur</text:p>
                                </text:list-item>
                                <text:list-item>
                                  <text:p text:style-name="P1">(objets-attributs je suppose)</text:p>
                                </text:list-item>
                              </text:list>
                            </text:list-item>
                            <text:list-item>
                              <text:p text:style-name="P1">quand objet disparaît</text:p>
                              <text:list>
                                <text:list-item>
                                  <text:p text:style-name="P1">sous entendu appel du destructeur</text:p>
                                </text:list-item>
                                <text:list-item>
                                  <text:p text:style-name="P1">eux aussi appellent autres destructeurs si objets complexes</text:p>
                                </text:list-item>
                              </text:list>
                            </text:list-item>
                          </text:list>
                        </text:list-item>
                        <text:list-item>
                          <text:p text:style-name="P1">allocation statique (0:47:50 – diapo 22)</text:p>
                          <text:list>
                            <text:list-item>
                              <text:p text:style-name="P1">qu'est ce que c'est ?</text:p>
                              <text:list>
                                <text:list-item>
                                  <text:p text:style-name="P1">allocation de variables globales à ce que j'ai compris</text:p>
                                </text:list-item>
                                <text:list-item>
                                  <text:p text:style-name="P1">exemples</text:p>
                                  <text:list>
                                    <text:list-item>
                                      <text:p text:style-name="P1">attributs statiques</text:p>
                                    </text:list-item>
                                    <text:list-item>
                                      <text:p text:style-name="P1">variables globales</text:p>
                                    </text:list-item>
                                  </text:list>
                                </text:list-item>
                              </text:list>
                            </text:list-item>
                            <text:list-item>
                              <text:p text:style-name="P1">portée "termporelle" de l'allocation</text:p>
                              <text:list>
                                <text:list-item>
                                  <text:p text:style-name="P1">commence quand flot de contrôle atteint instruction création de l'objet</text:p>
                                </text:list-item>
                                <text:list-item>
                                  <text:p text:style-name="P1">dure jusqu'à la fin du programme</text:p>
                                </text:list-item>
                              </text:list>
                            </text:list-item>
                            <text:list-item>
                              <text:p text:style-name="P1">comment faire une allocation statique ?</text:p>
                              <text:list>
                                <text:list-item>
                                  <text:p text:style-name="P1">mot clé static</text:p>
                                </text:list-item>
                                <text:list-item>
                                  <text:p text:style-name="P1">exemple</text:p>
                                  <text:list>
                                    <text:list-item>
                                      <text:p text:style-name="P1">static Vers v</text:p>
                                    </text:list-item>
                                    <text:list-item>
                                      <text:p text:style-name="P1">on a appel du constructeur et vers créé</text:p>
                                    </text:list-item>
                                    <text:list-item>
                                      <text:p text:style-name="P1">dans ce cas le destructeur sera appelé à la fin du programme</text:p>
                                    </text:list-item>
                                  </text:list>
                                </text:list-item>
                              </text:list>
                            </text:list-item>
                            <text:list-item>
                              <text:p text:style-name="P1">défaut</text:p>
                              <text:list>
                                <text:list-item>
                                  <text:p text:style-name="P1">pas bon pour choses qui prennent de la place car reste jusqu'à la fin</text:p>
                                </text:list-item>
                              </text:list>
                            </text:list-item>
                          </text:list>
                        </text:list-item>
                        <text:list-item>
                          <text:p text:style-name="P1">allocation automatique</text:p>
                          <text:list>
                            <text:list-item>
                              <text:p text:style-name="P1">n'existe pas en java</text:p>
                            </text:list-item>
                            <text:list-item>
                              <text:p text:style-name="P1">qu'est ce que c'est ?</text:p>
                              <text:list>
                                <text:list-item>
                                  <text:p text:style-name="P1">cas où on créait un objet localement dans un bloc</text:p>
                                </text:list-item>
                                <text:list-item>
                                  <text:p text:style-name="P1">bloc :</text:p>
                                  <text:list>
                                    <text:list-item>
                                      <text:p text:style-name="P1">tout ce qui est entre accolades</text:p>
                                      <text:list>
                                        <text:list-item>
                                          <text:p text:style-name="P1">même des fois pas d'accolades ex if avec une seule instr</text:p>
                                        </text:list-item>
                                      </text:list>
                                    </text:list-item>
                                    <text:list-item>
                                      <text:p text:style-name="P1">exemples</text:p>
                                      <text:list>
                                        <text:list-item>
                                          <text:p text:style-name="P1"><text:soft-page-break/>déclaration de classe</text:p>
                                        </text:list-item>
                                        <text:list-item>
                                          <text:p text:style-name="P1">méthode</text:p>
                                        </text:list-item>
                                      </text:list>
                                    </text:list-item>
                                  </text:list>
                                </text:list-item>
                              </text:list>
                            </text:list-item>
                            <text:list-item>
                              <text:p text:style-name="P1">durée de vie</text:p>
                              <text:list>
                                <text:list-item>
                                  <text:p text:style-name="P1">en général</text:p>
                                  <text:list>
                                    <text:list-item>
                                      <text:p text:style-name="P1">depuis l'instruction de création</text:p>
                                    </text:list-item>
                                    <text:list-item>
                                      <text:p text:style-name="P1">jusqu'à la fin du bloc</text:p>
                                    </text:list-item>
                                  </text:list>
                                </text:list-item>
                                <text:list-item>
                                  <text:p text:style-name="P1">exemple</text:p>
                                  <text:list>
                                    <text:list-item>
                                      <text:p text:style-name="P1">Vers v; créait v dans la pile</text:p>
                                    </text:list-item>
                                    <text:list-item>
                                      <text:p text:style-name="P1">accolade fermente appelle destructeur</text:p>
                                    </text:list-item>
                                  </text:list>
                                </text:list-item>
                              </text:list>
                            </text:list-item>
                          </text:list>
                        </text:list-item>
                        <text:list-item>
                          <text:p text:style-name="P1">allocation dynamique</text:p>
                          <text:list>
                            <text:list-item>
                              <text:p text:style-name="P1">qu'est ce que c'est ?</text:p>
                              <text:list>
                                <text:list-item>
                                  <text:p text:style-name="P1">cas où objet référencé par pointeur</text:p>
                                </text:list-item>
                                <text:list-item>
                                  <text:p text:style-name="P1">ex : Vers *pv = new Vers();</text:p>
                                </text:list-item>
                              </text:list>
                            </text:list-item>
                            <text:list-item>
                              <text:p text:style-name="P1">durée de vie</text:p>
                              <text:list>
                                <text:list-item>
                                  <text:p text:style-name="P1">de l'appel du constructeur (new blabla)</text:p>
                                </text:list-item>
                                <text:list-item>
                                  <text:p text:style-name="P1">jusqu'à appel de destructeur</text:p>
                                  <text:list>
                                    <text:list-item>
                                      <text:p text:style-name="P1">delete objet;</text:p>
                                    </text:list-item>
                                  </text:list>
                                </text:list-item>
                              </text:list>
                            </text:list-item>
                            <text:list-item>
                              <text:p text:style-name="P1">attention</text:p>
                              <text:list>
                                <text:list-item>
                                  <text:p text:style-name="P1">toujours s'assurer qu'un delete soit appelé</text:p>
                                </text:list-item>
                              </text:list>
                            </text:list-item>
                            <text:list-item>
                              <text:p text:style-name="P1">forme de destructeur existe en java</text:p>
                              <text:list>
                                <text:list-item>
                                  <text:p text:style-name="P1">méthode finalize</text:p>
                                </text:list-item>
                                <text:list-item>
                                  <text:p text:style-name="P1">on peut y mettre des instructions à exécuter par le ramasse miettes</text:p>
                                </text:list-item>
                                <text:list-item>
                                  <text:p text:style-name="P1">problème</text:p>
                                  <text:list>
                                    <text:list-item>
                                      <text:p text:style-name="P1">on gère ce qui se passe à la destruction</text:p>
                                    </text:list-item>
                                    <text:list-item>
                                      <text:p text:style-name="P1">mais on gère pas le moment de la destruction</text:p>
                                    </text:list-item>
                                  </text:list>
                                </text:list-item>
                              </text:list>
                            </text:list-item>
                          </text:list>
                        </text:list-item>
                      </text:list>
                    </text:list-item>
                  </text:list>
                </text:list-item>
                <text:list-item>
                  <text:p text:style-name="P1">"opérations"</text:p>
                  <text:list>
                    <text:list-item>
                      <text:p text:style-name="P1">5 sortes d'"opérations" possibles en C++</text:p>
                      <text:list>
                        <text:list-item>
                          <text:p text:style-name="P1">fonctions</text:p>
                          <text:list>
                            <text:list-item>
                              <text:p text:style-name="P1">pas de l'objet</text:p>
                            </text:list-item>
                            <text:list-item>
                              <text:p text:style-name="P1">on en verra quand même</text:p>
                            </text:list-item>
                            <text:list-item>
                              <text:p text:style-name="P1">nottamment pour la surcharge d'opérateurs</text:p>
                            </text:list-item>
                          </text:list>
                        </text:list-item>
                        <text:list-item>
                          <text:p text:style-name="P1">méthodes de classe avec liaison statique</text:p>
                          <text:list>
                            <text:list-item>
                              <text:p text:style-name="P1">méthodes commençant par static</text:p>
                            </text:list-item>
                          </text:list>
                        </text:list-item>
                        <text:list-item>
                          <text:p text:style-name="P1">méthodes d'instances avec liaison statique</text:p>
                          <text:list>
                            <text:list-item>
                              <text:p text:style-name="P1">n'existe pas en java</text:p>
                            </text:list-item>
                            <text:list-item>
                              <text:p text:style-name="P1">méthodes pas précédées par virtual</text:p>
                            </text:list-item>
                            <text:list-item>
                              <text:p text:style-name="P1">pas pour programmation objet à ce que j'ai compris</text:p>
                            </text:list-item>
                          </text:list>
                        </text:list-item>
                        <text:list-item>
                          <text:p text:style-name="P1">méthodes d'instance avec liaison dynamique</text:p>
                          <text:list>
                            <text:list-item>
                              <text:p text:style-name="P1">bases du polymorphisme</text:p>
                            </text:list-item>
                            <text:list-item>
                              <text:p text:style-name="P1">introduites par virtual</text:p>
                            </text:list-item>
                            <text:list-item>
                              <text:p text:style-name="P1">à utiliser dans le cadre de la programmation par objets</text:p>
                            </text:list-item>
                          </text:list>
                        </text:list-item>
                        <text:list-item>
                          <text:p text:style-name="P1">méthodes spéciales</text:p>
                          <text:list>
                            <text:list-item>
                              <text:p text:style-name="P1">constructeurs</text:p>
                              <text:list>
                                <text:list-item>
                                  <text:p text:style-name="P1">spéciaux car pas hérités</text:p>
                                </text:list-item>
                                <text:list-item>
                                  <text:p text:style-name="P1">mais on peut appeler depuis sous classe</text:p>
                                </text:list-item>
                              </text:list>
                            </text:list-item>
                            <text:list-item>
                              <text:p text:style-name="P1">destructeurs</text:p>
                              <text:list>
                                <text:list-item>
                                  <text:p text:style-name="P1">pas vraiment non plus</text:p>
                                </text:list-item>
                              </text:list>
                            </text:list-item>
                          </text:list>
                        </text:list-item>
                      </text:list>
                    </text:list-item>
                    <text:list-item>
                      <text:p text:style-name="P1">passage de paramètres</text:p>
                      <text:list>
                        <text:list-item>
                          <text:p text:style-name="P1">conceptuellement</text:p>
                          <text:list>
                            <text:list-item>
                              <text:p text:style-name="P1"><text:soft-page-break/>plusieurs types de passage ?</text:p>
                              <text:list>
                                <text:list-item>
                                  <text:p text:style-name="P1">huchard dit plusieurs types d'initialisations pas de passage</text:p>
                                </text:list-item>
                                <text:list-item>
                                  <text:p text:style-name="P1">mais question de point de vue</text:p>
                                </text:list-item>
                                <text:list-item>
                                  <text:p text:style-name="P1">elle dit "un seul type de passage" car c'est toujours une valeur qu'on passe</text:p>
                                </text:list-item>
                                <text:list-item>
                                  <text:p text:style-name="P1">mais cette valeur un coup c'est</text:p>
                                  <text:list>
                                    <text:list-item>
                                      <text:p text:style-name="P1">une adresse</text:p>
                                    </text:list-item>
                                    <text:list-item>
                                      <text:p text:style-name="P1">une référence</text:p>
                                    </text:list-item>
                                    <text:list-item>
                                      <text:p text:style-name="P1">ou la valeur elle même</text:p>
                                    </text:list-item>
                                  </text:list>
                                </text:list-item>
                                <text:list-item>
                                  <text:p text:style-name="P1">et c'est ce qu'on appelle les "types de passages"</text:p>
                                </text:list-item>
                              </text:list>
                            </text:list-item>
                            <text:list-item>
                              <text:p text:style-name="P1">déroulement initialisation paramètres</text:p>
                              <text:list>
                                <text:list-item>
                                  <text:p text:style-name="P1">appelle de la fonction / méthode</text:p>
                                </text:list-item>
                                <text:list-item>
                                  <text:p text:style-name="P1">emplacement réservé pour chacun des paramètres formels</text:p>
                                  <text:list>
                                    <text:list-item>
                                      <text:p text:style-name="P1">emplacements de la signature de l'opération</text:p>
                                    </text:list-item>
                                  </text:list>
                                </text:list-item>
                                <text:list-item>
                                  <text:p text:style-name="P1">chaque paramètre formel est initialisé</text:p>
                                  <text:list>
                                    <text:list-item>
                                      <text:p text:style-name="P1">différentes formes d'initialisations</text:p>
                                    </text:list-item>
                                    <text:list-item>
                                      <text:p text:style-name="P1">chaque paramètre formel initialisé avec paramètre réel</text:p>
                                    </text:list-item>
                                  </text:list>
                                </text:list-item>
                              </text:list>
                            </text:list-item>
                            <text:list-item>
                              <text:p text:style-name="P1">types de passage</text:p>
                              <text:list>
                                <text:list-item>
                                  <text:p text:style-name="P1">passage par valeur / par copie</text:p>
                                  <text:list>
                                    <text:list-item>
                                      <text:p text:style-name="P1">de la forme "type param" (sans rien de spé)</text:p>
                                    </text:list-item>
                                  </text:list>
                                </text:list-item>
                                <text:list-item>
                                  <text:p text:style-name="P1">passage par adresse / pointeur</text:p>
                                  <text:list>
                                    <text:list-item>
                                      <text:p text:style-name="P1">forme "type *param"</text:p>
                                    </text:list-item>
                                  </text:list>
                                </text:list-item>
                                <text:list-item>
                                  <text:p text:style-name="P1">passage par référence</text:p>
                                  <text:list>
                                    <text:list-item>
                                      <text:p text:style-name="P1">forme "type &amp;param"</text:p>
                                    </text:list-item>
                                    <text:list-item>
                                      <text:p text:style-name="P1">passage privilégié pour faire de l'objet</text:p>
                                    </text:list-item>
                                  </text:list>
                                </text:list-item>
                              </text:list>
                            </text:list-item>
                          </text:list>
                        </text:list-item>
                        <text:list-item>
                          <text:p text:style-name="P1">ce qui se passe en mémoire</text:p>
                          <text:list>
                            <text:list-item>
                              <text:p text:style-name="P1">types de mémoire lors d'exécution de programme</text:p>
                              <text:list>
                                <text:list-item>
                                  <text:p text:style-name="P1">pile</text:p>
                                  <text:list>
                                    <text:list-item>
                                      <text:p text:style-name="P1">empilement des environnements des différents appels de méthode</text:p>
                                    </text:list-item>
                                  </text:list>
                                </text:list-item>
                                <text:list-item>
                                  <text:p text:style-name="P1">tas</text:p>
                                  <text:list>
                                    <text:list-item>
                                      <text:p text:style-name="P1">espace du programme dans lequel on fait les allocations dynamiques</text:p>
                                    </text:list-item>
                                  </text:list>
                                </text:list-item>
                                <text:list-item>
                                  <text:p text:style-name="P1">? (j'ai pas le nom de l'espace mémoire)</text:p>
                                  <text:list>
                                    <text:list-item>
                                      <text:p text:style-name="P1">segments de code</text:p>
                                    </text:list-item>
                                    <text:list-item>
                                      <text:p text:style-name="P1">allocations statiques</text:p>
                                    </text:list-item>
                                  </text:list>
                                </text:list-item>
                              </text:list>
                            </text:list-item>
                            <text:list-item>
                              <text:p text:style-name="P1">exécution d'une operation et mémoire</text:p>
                              <text:list>
                                <text:list-item>
                                  <text:p text:style-name="P1">quand on exécute une opération (méthode, fonction...)</text:p>
                                </text:list-item>
                                <text:list-item>
                                  <text:p text:style-name="P1">dans la pile on a un espace correspondant à l'opération</text:p>
                                </text:list-item>
                                <text:list-item>
                                  <text:p text:style-name="P1">dans cet espace on manipulera toutes les données de l'opération</text:p>
                                  <text:list>
                                    <text:list-item>
                                      <text:p text:style-name="P1">paramètres</text:p>
                                    </text:list-item>
                                    <text:list-item>
                                      <text:p text:style-name="P1">variables locales</text:p>
                                    </text:list-item>
                                  </text:list>
                                </text:list-item>
                              </text:list>
                            </text:list-item>
                            <text:list-item>
                              <text:p text:style-name="P1">mémoire et types de passages</text:p>
                              <text:list>
                                <text:list-item>
                                  <text:p text:style-name="P1">passage par valeur / copie</text:p>
                                  <text:list>
                                    <text:list-item>
                                      <text:p text:style-name="P1">dans la couche de l'opération de la pile on stocke directement la valeur</text:p>
                                    </text:list-item>
                                  </text:list>
                                </text:list-item>
                                <text:list-item>
                                  <text:p text:style-name="P1">passage par adresse / pointeur</text:p>
                                  <text:list>
                                    <text:list-item>
                                      <text:p text:style-name="P1">dans la pile dans la couche de l'opération on stocke une adresse du tas</text:p>
                                    </text:list-item>
                                    <text:list-item>
                                      <text:p text:style-name="P1">dans cette adresse du tas on stocke la valeur passée en paramètre</text:p>
                                    </text:list-item>
                                  </text:list>
                                </text:list-item>
                                <text:list-item>
                                  <text:p text:style-name="P1"><text:soft-page-break/>passage par référence</text:p>
                                  <text:list>
                                    <text:list-item>
                                      <text:p text:style-name="P1">déroulement de l'initialisation</text:p>
                                      <text:list>
                                        <text:list-item>
                                          <text:p text:style-name="P1">dans couche de l'opération dans pile on stocke une adresse</text:p>
                                        </text:list-item>
                                        <text:list-item>
                                          <text:p text:style-name="P1">c'est l'adresse de la couche du dessous dans la pile !</text:p>
                                        </text:list-item>
                                        <text:list-item>
                                          <text:p text:style-name="P1">(l'adresse de la variable dans l'opération appelante)</text:p>
                                        </text:list-item>
                                      </text:list>
                                    </text:list-item>
                                    <text:list-item>
                                      <text:p text:style-name="P1">nature du paramètre passé par référence</text:p>
                                      <text:list>
                                        <text:list-item>
                                          <text:p text:style-name="P1">pointeur spécial</text:p>
                                        </text:list-item>
                                        <text:list-item>
                                          <text:p text:style-name="P1">sur pile plutôt que sur tas</text:p>
                                        </text:list-item>
                                      </text:list>
                                    </text:list-item>
                                    <text:list-item>
                                      <text:p text:style-name="P1">déréférencement de pointeur</text:p>
                                      <text:list>
                                        <text:list-item>
                                          <text:p text:style-name="P1">signifie qu'on travaille sur la zone pointée directement</text:p>
                                        </text:list-item>
                                        <text:list-item>
                                          <text:p text:style-name="P1">pointeurs "classiques" (sur tas)</text:p>
                                          <text:list>
                                            <text:list-item>
                                              <text:p text:style-name="P1">*pi pour déréférencer</text:p>
                                            </text:list-item>
                                          </text:list>
                                        </text:list-item>
                                        <text:list-item>
                                          <text:p text:style-name="P1">pour déréférencé pointeur sur pile</text:p>
                                          <text:list>
                                            <text:list-item>
                                              <text:p text:style-name="P1">ri (simplement, pas d'étoile)</text:p>
                                            </text:list-item>
                                            <text:list-item>
                                              <text:p text:style-name="P1">donc déréférencement automatique</text:p>
                                            </text:list-item>
                                            <text:list-item>
                                              <text:p text:style-name="P1">on peut pas manipuler l'adresse pointée</text:p>
                                            </text:list-item>
                                            <text:list-item>
                                              <text:p text:style-name="P1">sans doute sécurité pour pas toucher à la pile</text:p>
                                            </text:list-item>
                                          </text:list>
                                        </text:list-item>
                                      </text:list>
                                    </text:list-item>
                                  </text:list>
                                </text:list-item>
                              </text:list>
                            </text:list-item>
                            <text:list-item>
                              <text:p text:style-name="P1">paranthèses sur mémoire</text:p>
                              <text:list>
                                <text:list-item>
                                  <text:p text:style-name="P1">remplissage pile et tas</text:p>
                                  <text:list>
                                    <text:list-item>
                                      <text:p text:style-name="P1">pile et tas commencent chacun d'un bout de la mémoire et progressent chacun un se rapprochant l'un de l'autre</text:p>
                                    </text:list-item>
                                    <text:list-item>
                                      <text:p text:style-name="P1">mémoire pleine quand pile et tas se sont rencontrés je pense</text:p>
                                    </text:list-item>
                                    <text:list-item>
                                      <text:p text:style-name="P1">du coup limite pile / tas n'est pas définie d'avance !</text:p>
                                    </text:list-item>
                                  </text:list>
                                </text:list-item>
                                <text:list-item>
                                  <text:p text:style-name="P1">fuite mémoire</text:p>
                                  <text:list>
                                    <text:list-item>
                                      <text:p text:style-name="P1">où ça se fait ?</text:p>
                                      <text:list>
                                        <text:list-item>
                                          <text:p text:style-name="P1">c'est dans le tas que ça se fait</text:p>
                                        </text:list-item>
                                        <text:list-item>
                                          <text:p text:style-name="P1">car tas n'est pas lié à un appel de méthode particulier</text:p>
                                        </text:list-item>
                                        <text:list-item>
                                          <text:p text:style-name="P1">donc vidé que manuellement</text:p>
                                        </text:list-item>
                                        <text:list-item>
                                          <text:p text:style-name="P1">mais on peut plus si on perd l'adresse</text:p>
                                        </text:list-item>
                                      </text:list>
                                    </text:list-item>
                                    <text:list-item>
                                      <text:p text:style-name="P1">comment se condamner à faire une fuite mémoire ?</text:p>
                                      <text:list>
                                        <text:list-item>
                                          <text:p text:style-name="P1">créer un pointeur vers une variable</text:p>
                                          <text:list>
                                            <text:list-item>
                                              <text:p text:style-name="P1">int *pi = new int;</text:p>
                                            </text:list-item>
                                            <text:list-item>
                                              <text:p text:style-name="P1">note : apparemment possible de créer variables primitives avec new (???)</text:p>
                                            </text:list-item>
                                          </text:list>
                                        </text:list-item>
                                        <text:list-item>
                                          <text:p text:style-name="P1">cette variable n'est manipulable que par son pointeur et est située dans le tas</text:p>
                                        </text:list-item>
                                        <text:list-item>
                                          <text:p text:style-name="P1">en suite, faire pointer le pointeur sur autre chose</text:p>
                                          <text:list>
                                            <text:list-item>
                                              <text:p text:style-name="P1">pi = new int;</text:p>
                                            </text:list-item>
                                          </text:list>
                                        </text:list-item>
                                        <text:list-item>
                                          <text:p text:style-name="P1">mémoire irrécupérable pendant toute l'exécution</text:p>
                                        </text:list-item>
                                      </text:list>
                                    </text:list-item>
                                  </text:list>
                                </text:list-item>
                              </text:list>
                            </text:list-item>
                          </text:list>
                        </text:list-item>
                      </text:list>
                    </text:list-item>
                  </text:list>
                </text:list-item>
                <text:list-item>
                  <text:p text:style-name="P1">const</text:p>
                  <text:list>
                    <text:list-item>
                      <text:p text:style-name="P1">généralités</text:p>
                      <text:list>
                        <text:list-item>
                          <text:p text:style-name="P1">principe</text:p>
                          <text:list>
                            <text:list-item>
                              <text:p text:style-name="P1">interdit de modifier quelque chose (paramètres...)</text:p>
                            </text:list-item>
                          </text:list>
                        </text:list-item>
                        <text:list-item>
                          <text:p text:style-name="P1">perso : pourquoi forcer à pas modifier ? pourquoi on le ferait ?</text:p>
                          <text:list>
                            <text:list-item>
                              <text:p text:style-name="P1">plusieurs cas possibles je pense</text:p>
                              <text:list>
                                <text:list-item>
                                  <text:p text:style-name="P1">grande pause</text:p>
                                  <text:list>
                                    <text:list-item>
                                      <text:p text:style-name="P1">on a fait des méthodes</text:p>
                                    </text:list-item>
                                    <text:list-item>
                                      <text:p text:style-name="P1">on les a laissées pendant un an</text:p>
                                    </text:list-item>
                                    <text:list-item>
                                      <text:p text:style-name="P1">on fait une nouvelle méthode qui est sensé être "contemplative"</text:p>
                                    </text:list-item>
                                    <text:list-item>
                                      <text:p text:style-name="P1"><text:soft-page-break/>on appelle nos anciennes méthodes dans cette nouvelle</text:p>
                                    </text:list-item>
                                    <text:list-item>
                                      <text:p text:style-name="P1">on a oublié qu'une de nos méthodes modifiait ses paramètres</text:p>
                                    </text:list-item>
                                  </text:list>
                                </text:list-item>
                                <text:list-item>
                                  <text:p text:style-name="P1">programme énorme</text:p>
                                  <text:list>
                                    <text:list-item>
                                      <text:p text:style-name="P1">tellement de méthodes qu'on ne sait plus du tout laquelle fait quoi</text:p>
                                    </text:list-item>
                                    <text:list-item>
                                      <text:p text:style-name="P1">du coup pareil on est pas sur que nos appels ne modifient rien</text:p>
                                    </text:list-item>
                                  </text:list>
                                </text:list-item>
                                <text:list-item>
                                  <text:p text:style-name="P1">travail de groupe</text:p>
                                  <text:list>
                                    <text:list-item>
                                      <text:p text:style-name="P1">on utilise les méthodes de quelqu'un</text:p>
                                    </text:list-item>
                                    <text:list-item>
                                      <text:p text:style-name="P1">pareil on est pas sur qu'elles touchent rien</text:p>
                                    </text:list-item>
                                  </text:list>
                                </text:list-item>
                              </text:list>
                            </text:list-item>
                            <text:list-item>
                              <text:p text:style-name="P1">du coup pratique : compilateur nous signale direct</text:p>
                            </text:list-item>
                          </text:list>
                        </text:list-item>
                        <text:list-item>
                          <text:p text:style-name="P1">perso : habitude à prendre</text:p>
                          <text:list>
                            <text:list-item>
                              <text:p text:style-name="P1">se forcer à toujours mettre const si on doit pas modifier</text:p>
                            </text:list-item>
                            <text:list-item>
                              <text:p text:style-name="P1">même si inutile en apparence</text:p>
                            </text:list-item>
                          </text:list>
                        </text:list-item>
                      </text:list>
                    </text:list-item>
                    <text:list-item>
                      <text:p text:style-name="P1">usages</text:p>
                      <text:list>
                        <text:list-item>
                          <text:p text:style-name="P1">paramètres référence constante</text:p>
                          <text:list>
                            <text:list-item>
                              <text:p text:style-name="P1">dans quel cas ?</text:p>
                              <text:list>
                                <text:list-item>
                                  <text:p text:style-name="P1">dans une opération, on veut passer un paramètre</text:p>
                                </text:list-item>
                                <text:list-item>
                                  <text:p text:style-name="P1">mais on veut s'assurer que l'opération ne le modifie pas</text:p>
                                  <text:list>
                                    <text:list-item>
                                      <text:p text:style-name="P1">opération "contemplative" si je puis dire</text:p>
                                    </text:list-item>
                                    <text:list-item>
                                      <text:p text:style-name="P1">ex : getter, comparer etc</text:p>
                                    </text:list-item>
                                  </text:list>
                                </text:list-item>
                                <text:list-item>
                                  <text:p text:style-name="P1">on veut pas copier le paramètre pour économiser mémoire</text:p>
                                </text:list-item>
                                <text:list-item>
                                  <text:p text:style-name="P1">on veut pas non plus créer de doublon dans tas</text:p>
                                  <text:list>
                                    <text:list-item>
                                      <text:p text:style-name="P1">perso : pointeurs "classiques" utiles surtout pour objets je pense</text:p>
                                    </text:list-item>
                                    <text:list-item>
                                      <text:p text:style-name="P1">pas pour types primitifs</text:p>
                                    </text:list-item>
                                    <text:list-item>
                                      <text:p text:style-name="P1">stock objets dans tas car sait pas déjà place qu'ils vont prendre etc</text:p>
                                    </text:list-item>
                                  </text:list>
                                </text:list-item>
                                <text:list-item>
                                  <text:p text:style-name="P1">du coup on passe la valeur par référence constante</text:p>
                                </text:list-item>
                              </text:list>
                            </text:list-item>
                            <text:list-item>
                              <text:p text:style-name="P1">dans ce cas, qu'est ce qui est const ?</text:p>
                              <text:list>
                                <text:list-item>
                                  <text:p text:style-name="P1">l'objet pointé, pas son adresse</text:p>
                                </text:list-item>
                                <text:list-item>
                                  <text:p text:style-name="P1">possible de faire adresse constante</text:p>
                                  <text:list>
                                    <text:list-item>
                                      <text:p text:style-name="P1">mais utile uniquement dans pointeurs sur tas</text:p>
                                    </text:list-item>
                                    <text:list-item>
                                      <text:p text:style-name="P1">car dans par référence l'adresse n'est pas modifiable de toute façon</text:p>
                                    </text:list-item>
                                  </text:list>
                                </text:list-item>
                              </text:list>
                            </text:list-item>
                            <text:list-item>
                              <text:p text:style-name="P1">exemple</text:p>
                              <text:list>
                                <text:list-item>
                                  <text:p text:style-name="P1">bool Vers::compareAvec(const Vers&amp; autreVers)</text:p>
                                </text:list-item>
                              </text:list>
                            </text:list-item>
                          </text:list>
                        </text:list-item>
                        <text:list-item>
                          <text:p text:style-name="P1">méthode "constante"</text:p>
                          <text:list>
                            <text:list-item>
                              <text:p text:style-name="P1">cas dans lequel fait des méthodes constantes</text:p>
                              <text:list>
                                <text:list-item>
                                  <text:p text:style-name="P1">principe</text:p>
                                  <text:list>
                                    <text:list-item>
                                      <text:p text:style-name="P1">on créait une méthode</text:p>
                                    </text:list-item>
                                    <text:list-item>
                                      <text:p text:style-name="P1">on veut qu'elle ne modifie pas l'objet auquel appartient cette méthode</text:p>
                                      <text:list>
                                        <text:list-item>
                                          <text:p text:style-name="P1">on parle pas des paramètres de la méthode</text:p>
                                        </text:list-item>
                                        <text:list-item>
                                          <text:p text:style-name="P1">on parle du "this" en gros</text:p>
                                        </text:list-item>
                                        <text:list-item>
                                          <text:p text:style-name="P1">des attributs de l'objet qui a cette méthode</text:p>
                                        </text:list-item>
                                      </text:list>
                                    </text:list-item>
                                  </text:list>
                                </text:list-item>
                                <text:list-item>
                                  <text:p text:style-name="P1">exemple</text:p>
                                  <text:list>
                                    <text:list-item>
                                      <text:p text:style-name="P1">getteur</text:p>
                                    </text:list-item>
                                  </text:list>
                                </text:list-item>
                              </text:list>
                            </text:list-item>
                            <text:list-item>
                              <text:p text:style-name="P1">syntaxe</text:p>
                              <text:list>
                                <text:list-item>
                                  <text:p text:style-name="P1">le "const" est mit a la fin de la déclaration de la méthode !</text:p>
                                </text:list-item>
                                <text:list-item>
                                  <text:p text:style-name="P1">exemple</text:p>
                                  <text:list>
                                    <text:list-item>
                                      <text:p text:style-name="P1">string Vers::getRime() const</text:p>
                                    </text:list-item>
                                  </text:list>
                                </text:list-item>
                              </text:list>
                            </text:list-item>
                          </text:list>
                        </text:list-item>
                      </text:list>
                    </text:list-item>
                  </text:list>
                </text:list-item>
                <text:list-item>
                  <text:p text:style-name="P1">l'objet receveur</text:p>
                  <text:list>
                    <text:list-item>
                      <text:p text:style-name="P1">perso : différence objet appelant objet receveur (pas sur)</text:p>
                      <text:list>
                        <text:list-item>
                          <text:p text:style-name="P1"><text:soft-page-break/>appelant</text:p>
                          <text:list>
                            <text:list-item>
                              <text:p text:style-name="P1">celui qui appel la méthode</text:p>
                            </text:list-item>
                          </text:list>
                        </text:list-item>
                        <text:list-item>
                          <text:p text:style-name="P1">receveur</text:p>
                          <text:list>
                            <text:list-item>
                              <text:p text:style-name="P1">celui qui se fait appeler</text:p>
                            </text:list-item>
                          </text:list>
                        </text:list-item>
                        <text:list-item>
                          <text:p text:style-name="P1">exemple</text:p>
                          <text:list>
                            <text:list-item>
                              <text:p text:style-name="P1">dans méthode demarrer() de Voiture v, je créé un objet Moteur m</text:p>
                            </text:list-item>
                            <text:list-item>
                              <text:p text:style-name="P1">puis je fais m.chauffer();</text:p>
                            </text:list-item>
                            <text:list-item>
                              <text:p text:style-name="P1">v est l'objet appelant de chauffer</text:p>
                            </text:list-item>
                            <text:list-item>
                              <text:p text:style-name="P1">m est l'objet receveur de chauffer</text:p>
                            </text:list-item>
                          </text:list>
                        </text:list-item>
                      </text:list>
                    </text:list-item>
                    <text:list-item>
                      <text:p text:style-name="P1">y accéder dans la méthode</text:p>
                      <text:list>
                        <text:list-item>
                          <text:p text:style-name="P1">nom : this</text:p>
                        </text:list-item>
                        <text:list-item>
                          <text:p text:style-name="P1">c'est un pointeur vers l'objet</text:p>
                        </text:list-item>
                        <text:list-item>
                          <text:p text:style-name="P1">différence C++ / java</text:p>
                          <text:list>
                            <text:list-item>
                              <text:p text:style-name="P1">java</text:p>
                              <text:list>
                                <text:list-item>
                                  <text:p text:style-name="P1">pas besoin de déréférencer pointeurs</text:p>
                                </text:list-item>
                                <text:list-item>
                                  <text:p text:style-name="P1">on écrit "this.attribut" du coup</text:p>
                                </text:list-item>
                                <text:list-item>
                                  <text:p text:style-name="P1">l'une des fameuses fausses simplicités (plutôt simplisme) de java</text:p>
                                </text:list-item>
                              </text:list>
                            </text:list-item>
                            <text:list-item>
                              <text:p text:style-name="P1">C++</text:p>
                              <text:list>
                                <text:list-item>
                                  <text:p text:style-name="P1">plus clair et réaliste</text:p>
                                </text:list-item>
                                <text:list-item>
                                  <text:p text:style-name="P1">this→attribut</text:p>
                                </text:list-item>
                              </text:list>
                            </text:list-item>
                          </text:list>
                        </text:list-item>
                        <text:list-item>
                          <text:p text:style-name="P1">this en C++ est un pointeur constant</text:p>
                          <text:list>
                            <text:list-item>
                              <text:p text:style-name="P1">ex : dans Vers c'est de type Vers* const</text:p>
                            </text:list-item>
                            <text:list-item>
                              <text:p text:style-name="P1">donc on peut pas changer l'adresse sur laquelle pointe this</text:p>
                            </text:list-item>
                            <text:list-item>
                              <text:p text:style-name="P1">avant on pouvait (même si sémantiquement ça n'a pas de sens)</text:p>
                            </text:list-item>
                            <text:list-item>
                              <text:p text:style-name="P1">du coup dans une méthode on pouvait écrire this pour parler d'un autre objet</text:p>
                            </text:list-item>
                          </text:list>
                        </text:list-item>
                        <text:list-item>
                          <text:p text:style-name="P1">const et *</text:p>
                          <text:list>
                            <text:list-item>
                              <text:p text:style-name="P1">type* const</text:p>
                              <text:list>
                                <text:list-item>
                                  <text:p text:style-name="P1">pointeur constant</text:p>
                                </text:list-item>
                                <text:list-item>
                                  <text:p text:style-name="P1">on peut pas changer l'adresse</text:p>
                                </text:list-item>
                                <text:list-item>
                                  <text:p text:style-name="P1">le const s'applique au pointeur</text:p>
                                </text:list-item>
                              </text:list>
                            </text:list-item>
                            <text:list-item>
                              <text:p text:style-name="P1">const type*</text:p>
                              <text:list>
                                <text:list-item>
                                  <text:p text:style-name="P1">peut aussi s'écrire type const* je pense</text:p>
                                </text:list-item>
                                <text:list-item>
                                  <text:p text:style-name="P1">pointeur sur quelque chose constant</text:p>
                                </text:list-item>
                                <text:list-item>
                                  <text:p text:style-name="P1">on peut pas changer la valeur</text:p>
                                </text:list-item>
                                <text:list-item>
                                  <text:p text:style-name="P1">le pointeur s'applique au const</text:p>
                                </text:list-item>
                                <text:list-item>
                                  <text:p text:style-name="P1">si this était déclaré comme ça</text:p>
                                  <text:list>
                                    <text:list-item>
                                      <text:p text:style-name="P1">possible changer adresse de l'objet pointé</text:p>
                                    </text:list-item>
                                    <text:list-item>
                                      <text:p text:style-name="P1">impossible changer valeurs de l'objet</text:p>
                                    </text:list-item>
                                  </text:list>
                                </text:list-item>
                              </text:list>
                            </text:list-item>
                            <text:list-item>
                              <text:p text:style-name="P1">const type* const</text:p>
                              <text:list>
                                <text:list-item>
                                  <text:p text:style-name="P1">on peut modifier ni l'adresse ni l'objet</text:p>
                                </text:list-item>
                              </text:list>
                            </text:list-item>
                          </text:list>
                        </text:list-item>
                        <text:list-item>
                          <text:p text:style-name="P1">méthode constante et this</text:p>
                          <text:list>
                            <text:list-item>
                              <text:p text:style-name="P1">méthode const sert à interdire de modifier l'objet courant</text:p>
                            </text:list-item>
                            <text:list-item>
                              <text:p text:style-name="P1">du coup, dans une telle méthode, this est de type :</text:p>
                            </text:list-item>
                            <text:list-item>
                              <text:p text:style-name="P1">const Classe* const</text:p>
                            </text:list-item>
                            <text:list-item>
                              <text:p text:style-name="P1">donc on ne peut modifier ni l'adresse ni l'objet</text:p>
                            </text:list-item>
                          </text:list>
                        </text:list-item>
                      </text:list>
                    </text:list-item>
                  </text:list>
                </text:list-item>
                <text:list-item>
                  <text:p text:style-name="P1">constructeur</text:p>
                  <text:list>
                    <text:list-item>
                      <text:p text:style-name="P1">note</text:p>
                      <text:list>
                        <text:list-item>
                          <text:p text:style-name="P1">important car c'est eux qui allouent la mémoire</text:p>
                        </text:list-item>
                        <text:list-item>
                          <text:p text:style-name="P1"><text:soft-page-break/>donc il faudra structeur le code des constructeurs pour traquer les fuites mémoires</text:p>
                        </text:list-item>
                      </text:list>
                    </text:list-item>
                    <text:list-item>
                      <text:p text:style-name="P1">rappel</text:p>
                      <text:list>
                        <text:list-item>
                          <text:p text:style-name="P1">même nom que la classe</text:p>
                        </text:list-item>
                        <text:list-item>
                          <text:p text:style-name="P1">jamais virtuelles</text:p>
                        </text:list-item>
                        <text:list-item>
                          <text:p text:style-name="P1">permettent</text:p>
                          <text:list>
                            <text:list-item>
                              <text:p text:style-name="P1">de faire de l'acquisition de ressource</text:p>
                              <text:list>
                                <text:list-item>
                                  <text:p text:style-name="P1">notamment mémoires</text:p>
                                </text:list-item>
                                <text:list-item>
                                  <text:p text:style-name="P1">ouverture fichiers</text:p>
                                </text:list-item>
                                <text:list-item>
                                  <text:p text:style-name="P1">ouverture réseaux</text:p>
                                </text:list-item>
                              </text:list>
                            </text:list-item>
                            <text:list-item>
                              <text:p text:style-name="P1">d'initialisent les attributs</text:p>
                            </text:list-item>
                          </text:list>
                        </text:list-item>
                        <text:list-item>
                          <text:p text:style-name="P1">si aucun constructeur, constructeur vide par défaut</text:p>
                        </text:list-item>
                      </text:list>
                    </text:list-item>
                    <text:list-item>
                      <text:p text:style-name="P1">constructeur par copie</text:p>
                      <text:list>
                        <text:list-item>
                          <text:p text:style-name="P1">généralités</text:p>
                          <text:list>
                            <text:list-item>
                              <text:p text:style-name="P1">spécialité du langage C++</text:p>
                            </text:list-item>
                            <text:list-item>
                              <text:p text:style-name="P1">appelé lors de la copie d'un objet</text:p>
                            </text:list-item>
                          </text:list>
                        </text:list-item>
                        <text:list-item>
                          <text:p text:style-name="P1">copie superficielle / profonde</text:p>
                          <text:list>
                            <text:list-item>
                              <text:p text:style-name="P1">si on en écrit pas, y'en a un réalisé par défaut</text:p>
                              <text:list>
                                <text:list-item>
                                  <text:p text:style-name="P1">fait une copie superficielle</text:p>
                                  <text:list>
                                    <text:list-item>
                                      <text:p text:style-name="P1">copie les attributs juste</text:p>
                                    </text:list-item>
                                    <text:list-item>
                                      <text:p text:style-name="P1">donc si certains attributs sont des pointeurs, copie adresse juste</text:p>
                                    </text:list-item>
                                    <text:list-item>
                                      <text:p text:style-name="P1">pas bien en général car plusieurs objets pointent sur même chose</text:p>
                                    </text:list-item>
                                    <text:list-item>
                                      <text:p text:style-name="P1">(sauf si c'est ce qu'on cherche)</text:p>
                                    </text:list-item>
                                  </text:list>
                                </text:list-item>
                              </text:list>
                            </text:list-item>
                            <text:list-item>
                              <text:p text:style-name="P1">du coup besoin d'écrire le constructeur par copie</text:p>
                              <text:list>
                                <text:list-item>
                                  <text:p text:style-name="P1">pour spécifier pour chaque attribut pointeur que faire avec les objets pointés (copie profonde)</text:p>
                                </text:list-item>
                              </text:list>
                            </text:list-item>
                          </text:list>
                        </text:list-item>
                        <text:list-item>
                          <text:p text:style-name="P1">paramètre du constructeur par copie</text:p>
                          <text:list>
                            <text:list-item>
                              <text:p text:style-name="P1">si passage par valeur / copie</text:p>
                              <text:list>
                                <text:list-item>
                                  <text:p text:style-name="P1">le constructeur par copie, pour construire son paramètre, va vouloir copier le paramètre... Qui est de son propre type et qui va donc appeler le constructeur par copie, qui va copier son paramètre et ainsi de suite</text:p>
                                </text:list-item>
                                <text:list-item>
                                  <text:p text:style-name="P1">boucle infinie pour créer le paramètre</text:p>
                                </text:list-item>
                              </text:list>
                            </text:list-item>
                            <text:list-item>
                              <text:p text:style-name="P1">donc, important de passer le paramètre par référence !</text:p>
                            </text:list-item>
                            <text:list-item>
                              <text:p text:style-name="P1">le constructeur ne doit pas modifier l'objet à copier</text:p>
                            </text:list-item>
                            <text:list-item>
                              <text:p text:style-name="P1">donc passage plus précisement par référence constante !</text:p>
                            </text:list-item>
                          </text:list>
                        </text:list-item>
                        <text:list-item>
                          <text:p text:style-name="P1">perso</text:p>
                          <text:list>
                            <text:list-item>
                              <text:p text:style-name="P1">à tester :</text:p>
                              <text:list>
                                <text:list-item>
                                  <text:p text:style-name="P1">ordre const Classe&amp; a une importance ?</text:p>
                                </text:list-item>
                                <text:list-item>
                                  <text:p text:style-name="P1">const Voiture&amp; = Voiture&amp; const = Voiture const&amp; ?</text:p>
                                </text:list-item>
                              </text:list>
                            </text:list-item>
                            <text:list-item>
                              <text:p text:style-name="P1">si objet passé par référence</text:p>
                              <text:list>
                                <text:list-item>
                                  <text:p text:style-name="P1">attention : pour accéder à une de ses méthode, faire :</text:p>
                                </text:list-item>
                                <text:list-item>
                                  <text:p text:style-name="P1">objet.methode() et pas objet→methode() !!!</text:p>
                                </text:list-item>
                                <text:list-item>
                                  <text:p text:style-name="P1">car lors d'un passage par référence il y a déréférencement automatique</text:p>
                                </text:list-item>
                                <text:list-item>
                                  <text:p text:style-name="P1">donc c'est comme si l'objet était directement passé en paramètre</text:p>
                                </text:list-item>
                                <text:list-item>
                                  <text:p text:style-name="P1">du coup objet.attribut[i] :</text:p>
                                  <text:list>
                                    <text:list-item>
                                      <text:p text:style-name="P1">pas une seule étoile</text:p>
                                    </text:list-item>
                                    <text:list-item>
                                      <text:p text:style-name="P1">pourtant c'est un pointeur de pointeur</text:p>
                                    </text:list-item>
                                  </text:list>
                                </text:list-item>
                              </text:list>
                            </text:list-item>
                          </text:list>
                        </text:list-item>
                      </text:list>
                    </text:list-item>
                  </text:list>
                </text:list-item>
                <text:list-item>
                  <text:p text:style-name="P1">destructeur</text:p>
                  <text:list>
                    <text:list-item>
                      <text:p text:style-name="P1"><text:soft-page-break/>un seul destructeur contrairement au constructeur</text:p>
                    </text:list-item>
                    <text:list-item>
                      <text:p text:style-name="P1">syntaxe : ~Classe()</text:p>
                    </text:list-item>
                    <text:list-item>
                      <text:p text:style-name="P1">son travaille : restituer ressources acquises par l'objet</text:p>
                      <text:list>
                        <text:list-item>
                          <text:p text:style-name="P1">libérer mémoire : chaque new entrainera un delete</text:p>
                        </text:list-item>
                        <text:list-item>
                          <text:p text:style-name="P1">fermer fichiers ouverts</text:p>
                        </text:list-item>
                        <text:list-item>
                          <text:p text:style-name="P1">fermer connexions réseau</text:p>
                        </text:list-item>
                        <text:list-item>
                          <text:p text:style-name="P1">(attention à pas faire un delete si un autre objet pointe dessus aussi je crois)</text:p>
                        </text:list-item>
                      </text:list>
                    </text:list-item>
                    <text:list-item>
                      <text:p text:style-name="P1">écriture pour vérifier que quelque chose existe avant de le supprimer</text:p>
                      <text:list>
                        <text:list-item>
                          <text:p text:style-name="P1">if (attributTableau) delete[] attributTableau;</text:p>
                        </text:list-item>
                        <text:list-item>
                          <text:p text:style-name="P1">crochets servent à spécifier qu'il y en a plusieurs à désallouer</text:p>
                        </text:list-item>
                        <text:list-item>
                          <text:p text:style-name="P1">pas comme simple pointeur ou delete suffit je crois</text:p>
                        </text:list-item>
                      </text:list>
                    </text:list-item>
                  </text:list>
                </text:list-item>
                <text:list-item>
                  <text:p text:style-name="P1">C++ 2011</text:p>
                  <text:list>
                    <text:list-item>
                      <text:p text:style-name="P1">possibilité donner valeurs par défaut aux attributs</text:p>
                      <text:list>
                        <text:list-item>
                          <text:p text:style-name="P1">possibilité en déclarant attribut de dire :</text:p>
                        </text:list-item>
                        <text:list-item>
                          <text:p text:style-name="P1">string nom = "inconnu";</text:p>
                        </text:list-item>
                        <text:list-item>
                          <text:p text:style-name="P1">équivalent je suppose à mettre this→nom = inconnu dans constructeur</text:p>
                        </text:list-item>
                      </text:list>
                    </text:list-item>
                    <text:list-item>
                      <text:p text:style-name="P1">délégation d'un constructeur à un autre de la même classe</text:p>
                      <text:list>
                        <text:list-item>
                          <text:p text:style-name="P1">dire qu'un constructeur avec plus de paramètres fait la même chose que celui qui en a moins puis spécifier actions supplémentaires par exemple</text:p>
                        </text:list-item>
                        <text:list-item>
                          <text:p text:style-name="P1">Client(string n, int nbC) : Client(nbC) {this→nom = n;}</text:p>
                        </text:list-item>
                        <text:list-item>
                          <text:p text:style-name="P1">paranthèses : les deux points permettent d'effectuer des actions avant de construire avec valeurs par défaut</text:p>
                        </text:list-item>
                      </text:list>
                    </text:list-item>
                    <text:list-item>
                      <text:p text:style-name="P1">initialisation attributs sans new avec accolades</text:p>
                      <text:list>
                        <text:list-item>
                          <text:p text:style-name="P1">Classe objet {val1, val2};</text:p>
                        </text:list-item>
                        <text:list-item>
                          <text:p text:style-name="P1">objet = {val3, val4};</text:p>
                        </text:list-item>
                        <text:list-item>
                          <text:p text:style-name="P1">on appelle ça la liste d'initialisation</text:p>
                        </text:list-item>
                      </text:list>
                    </text:list-item>
                    <text:list-item>
                      <text:p text:style-name="P1">pointeur null</text:p>
                      <text:list>
                        <text:list-item>
                          <text:p text:style-name="P1">plus NULL</text:p>
                          <text:list>
                            <text:list-item>
                              <text:p text:style-name="P1">pas tout à fait</text:p>
                              <text:list>
                                <text:list-item>
                                  <text:p text:style-name="P1">encore possible car compatibilité ascendante</text:p>
                                </text:list-item>
                                <text:list-item>
                                  <text:p text:style-name="P1">mais déconseillé maintenant</text:p>
                                </text:list-item>
                              </text:list>
                            </text:list-item>
                            <text:list-item>
                              <text:p text:style-name="P1">caractéristiques NULL</text:p>
                              <text:list>
                                <text:list-item>
                                  <text:p text:style-name="P1">peut être valeur 0</text:p>
                                </text:list-item>
                                <text:list-item>
                                  <text:p text:style-name="P1">peut être faux</text:p>
                                </text:list-item>
                              </text:list>
                            </text:list-item>
                          </text:list>
                        </text:list-item>
                        <text:list-item>
                          <text:p text:style-name="P1">nullptr à la place</text:p>
                          <text:list>
                            <text:list-item>
                              <text:p text:style-name="P1">sémantique</text:p>
                              <text:list>
                                <text:list-item>
                                  <text:p text:style-name="P1">ni 0 ni faux absolument rien</text:p>
                                </text:list-item>
                                <text:list-item>
                                  <text:p text:style-name="P1">vraiment nule autrement dit</text:p>
                                </text:list-item>
                              </text:list>
                            </text:list-item>
                            <text:list-item>
                              <text:p text:style-name="P1">raccourcis à la C plus possibles</text:p>
                              <text:list>
                                <text:list-item>
                                  <text:p text:style-name="P1">du coup pas possible if (suiteVers) à la C</text:p>
                                </text:list-item>
                                <text:list-item>
                                  <text:p text:style-name="P1">mais obligé if (suiteVers!=nullptr)</text:p>
                                </text:list-item>
                              </text:list>
                            </text:list-item>
                          </text:list>
                        </text:list-item>
                      </text:list>
                    </text:list-item>
                  </text:list>
                </text:list-item>
              </text:list>
            </text:list-item>
          </text:list>
        </text:list-item>
        <text:list-item>
          <text:p text:style-name="P2">cours 1 → cours 2</text:p>
          <text:list>
            <text:list-item>
              <text:p text:style-name="P1">spécialisation / héritage</text:p>
              <text:list>
                <text:list-item>
                  <text:p text:style-name="P1"/>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jfjyf jjku</meta:initial-creator>
    <meta:creation-date>2015-02-13T16:50:40</meta:creation-date>
    <meta:generator>OpenOffice/4.1.1$Unix OpenOffice.org_project/411m6$Build-9775</meta:generator>
    <dc:date>2015-02-21T01:45:46</dc:date>
    <dc:creator>yjfjyf jjku</dc:creator>
    <meta:editing-duration>PT12H45M3S</meta:editing-duration>
    <meta:editing-cycles>512</meta:editing-cycles>
    <meta:document-statistic meta:table-count="0" meta:image-count="0" meta:object-count="0" meta:page-count="14" meta:paragraph-count="653" meta:word-count="4229" meta:character-count="22275"/>
  </office:meta>
</office:document-meta>
</file>